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SELINUX</text:p>
          </draw:text-box>
        </draw:frame>
        <draw:frame draw:style-name="TransBox" svg:width="31.8700cm" svg:height="5.5000cm" svg:x="1.0000cm" svg:y="2.3000cm">
          <draw:text-box>
            <text:p text:style-name="PTitleMain">Lab: Non-Default Port — Correct SELinux Fix</text:p>
          </draw:text-box>
        </draw:frame>
        <draw:frame draw:style-name="TransBox" svg:width="31.8700cm" svg:height="3.5000cm" svg:x="1.0000cm" svg:y="8.8000cm">
          <draw:text-box>
            <text:p text:style-name="PBody">Track: RHCA Estimated time: 40 minutes Topology: Single VM</text:p>
          </draw:text-box>
        </draw:frame>
        <draw:frame draw:style-name="TransBox" svg:width="31.8700cm" svg:height="0.7000cm" svg:x="1.0000cm" svg:y="17.8000cm">
          <draw:text-box>
            <text:p text:style-name="PFooter">05-rhca/selinux/labs/nondefault-port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Prerequisites</text:p>
            <text:p text:style-name="PBullet">▶  Success criteria</text:p>
            <text:p text:style-name="PBullet">▶  Steps</text:p>
            <text:p text:style-name="PBullet">▶  Cleanup</text:p>
            <text:p text:style-name="PBullet">▶  Common failures</text:p>
            <text:p text:style-name="PBullet">▶  Why this matters in production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erequisites</text:p>
          </draw:text-box>
        </draw:frame>
        <draw:frame draw:style-name="TransBox" svg:width="31.8700cm" svg:height="13.5500cm" svg:x="1.0000cm" svg:y="4.0000cm">
          <draw:text-box>
            <text:p text:style-name="PBullet">• Completed Fix Taxonomy, semanage, and Audit Workflow</text:p>
            <text:p text:style-name="PBullet">• httpd installed: sudo dnf install -y httpd</text:p>
            <text:p text:style-name="PBullet">• SELinux tools: sudo dnf install -y policycoreutils-python-utils</text:p>
            <text:p text:style-name="PBullet">• VM snapshot taken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ccess criteria</text:p>
          </draw:text-box>
        </draw:frame>
        <draw:frame draw:style-name="TransBox" svg:width="31.8700cm" svg:height="13.5500cm" svg:x="1.0000cm" svg:y="4.0000cm">
          <draw:text-box>
            <text:p text:style-name="PBullet">• httpd serves content on port 9090</text:p>
            <text:p text:style-name="PBullet">• The fix uses semanage port (not setenforce 0, not disabling firewalld)</text:p>
            <text:p text:style-name="PBullet">• AVC denials are visible before the fix and absent after</text:p>
            <text:p text:style-name="PBullet">• firewalld is correctly configured for port 909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leanup</text:p>
          </draw:text-box>
        </draw:frame>
        <draw:frame draw:style-name="CodeBox" svg:width="31.8700cm" svg:height="13.5500cm" svg:x="1.0000cm" svg:y="4.0000cm">
          <draw:text-box>
            <text:p text:style-name="PCode">sudo systemctl disable --now httpd
sudo firewall-cmd --permanent --remove-port=9090/tcp
sudo firewall-cmd --reload
sudo semanage port -d -t http_port_t -p tcp 9090
# Restore httpd.conf
sudo vim /etc/httpd/conf/httpd.conf   # change Listen 9090 back to Listen 8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mon failures</text:p>
          </draw:text-box>
        </draw:frame>
        <draw:frame draw:style-name="TransBox" svg:width="31.8700cm" svg:height="13.5500cm" svg:x="1.0000cm" svg:y="4.0000cm">
          <draw:text-box>
            <text:p text:style-name="PBullet">• Symptom: Likely cause</text:p>
            <text:p text:style-name="PBullet">• httpd still fails after semanage: firewalld not opened</text:p>
            <text:p text:style-name="PBullet">• semanage port -a fails with "already defined": Port has a conflicting existing label</text:p>
            <text:p text:style-name="PBullet">• No AVC in audit log: auditd not running</text:p>
            <text:p text:style-name="PBullet">• curl returns "connection refused": SELinux fix applied but service not restarte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y this matters in production</text:p>
          </draw:text-box>
        </draw:frame>
        <draw:frame draw:style-name="TransBox" svg:width="31.8700cm" svg:height="13.5500cm" svg:x="1.0000cm" svg:y="4.0000cm">
          <draw:text-box>
            <text:p text:style-name="PBullet">• Microservices, custom applications, and legacy software commonly run on</text:p>
            <text:p text:style-name="PBullet">• non-standard ports. The correct RHEL workflow is always: identify the port's</text:p>
            <text:p text:style-name="PBullet">• SELinux type requirement → semanage port -a → firewall-cmd --permanent.</text:p>
            <text:p text:style-name="PBullet">• Skipping either step creates either a security gap or a broken service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Lab: Non-Default Port — Correct SELinux Fix</text:p>
          </draw:text-box>
        </draw:frame>
        <draw:frame draw:style-name="TransBox" svg:width="31.8700cm" svg:height="13.5500cm" svg:x="1.0000cm" svg:y="4.0000cm">
          <draw:text-box>
            <text:p text:style-name="PBullet">✓  Prerequisites: Completed Fix Taxonomy, semanage, and Audit Workflow</text:p>
            <text:p text:style-name="PBullet">✓  Success criteria: httpd serves content on port 9090</text:p>
            <text:p text:style-name="PBullet">✓  Cleanup</text:p>
            <text:p text:style-name="PBullet">✓  Common failures: Symptom: Likely cause</text:p>
            <text:p text:style-name="PBullet">✓  Why this matters in production: Microservices, custom applications, and legacy software commonly run on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